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4.1cm">
          <draw:text-box>
            <text:p><text:span text:style-name="T1">i</text:span></text:p>
          </draw:text-box>
        </draw:frame>
        <draw:frame draw:style-name="gr3" draw:text-style-name="P2" draw:layer="layout" svg:width="15.191cm" svg:height="8.491cm" svg:x="0.0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35:37.956482829</dc:date>
    <meta:editing-duration>PT3M26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492cm" xlink:href="." xlink:type="simple" chart:class="chart:scatter" chart:style-name="ch1">
        <chart:plot-area chart:style-name="ch2" chart:data-source-has-labels="both" svg:x="0.303cm" svg:y="0.169cm" svg:width="14.586cm" svg:height="8.154cm">
          <chartooo:coordinate-region svg:x="0.845cm" svg:y="0.368cm" svg:width="13.95cm" svg:height="7.75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17638090205042">
                <text:p>0.517638090205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93185165257814">
                <text:p>-1.9318516525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17638090205045">
                <text:p>0.517638090205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93185165257814">
                <text:p>-1.93185165257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17638090205046">
                <text:p>0.517638090205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93185165257814">
                <text:p>-1.93185165257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4142135623731">
                <text:p>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